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5191a" officeooo:paragraph-rsid="0015191a"/>
    </style:style>
    <style:style style:name="P2" style:family="paragraph" style:parent-style-name="Standard">
      <style:text-properties officeooo:rsid="0015191a" officeooo:paragraph-rsid="001f3c4f"/>
    </style:style>
    <style:style style:name="P3" style:family="paragraph" style:parent-style-name="Standard">
      <style:paragraph-properties fo:line-height="150%" fo:text-align="justify" style:justify-single-word="false"/>
      <style:text-properties officeooo:rsid="00168da1" officeooo:paragraph-rsid="00168da1"/>
    </style:style>
    <style:style style:name="P4" style:family="paragraph" style:parent-style-name="Standard">
      <style:paragraph-properties fo:line-height="150%" fo:text-align="justify" style:justify-single-word="false"/>
      <style:text-properties officeooo:rsid="00168da1" officeooo:paragraph-rsid="001f3c4f"/>
    </style:style>
    <style:style style:name="P5" style:family="paragraph" style:parent-style-name="Standard">
      <style:text-properties officeooo:rsid="00172c9c" officeooo:paragraph-rsid="00172c9c"/>
    </style:style>
    <style:style style:name="P6" style:family="paragraph" style:parent-style-name="Standard">
      <style:paragraph-properties fo:line-height="150%" fo:text-align="justify" style:justify-single-word="false"/>
      <style:text-properties officeooo:rsid="00172c9c" officeooo:paragraph-rsid="00172c9c"/>
    </style:style>
    <style:style style:name="P7" style:family="paragraph" style:parent-style-name="Standard">
      <style:text-properties fo:font-weight="bold" officeooo:rsid="0015191a" officeooo:paragraph-rsid="0015191a" style:font-weight-asian="bold"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5191a" officeooo:paragraph-rsid="0015191a"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officeooo:rsid="0018dcd1" officeooo:paragraph-rsid="0018dcd1"/>
    </style:style>
    <style:style style:name="P10" style:family="paragraph" style:parent-style-name="Standard" style:list-style-name="L1">
      <style:paragraph-properties fo:line-height="150%" fo:text-align="justify" style:justify-single-word="false"/>
      <style:text-properties officeooo:rsid="001ad43c" officeooo:paragraph-rsid="001ad43c"/>
    </style:style>
    <style:style style:name="P11" style:family="paragraph" style:parent-style-name="Standard">
      <style:paragraph-properties fo:line-height="150%" fo:text-align="justify" style:justify-single-word="false"/>
      <style:text-properties officeooo:rsid="001ad43c" officeooo:paragraph-rsid="001ad43c"/>
    </style:style>
    <style:style style:name="P12" style:family="paragraph" style:parent-style-name="Standard">
      <style:paragraph-properties fo:line-height="150%" fo:text-align="justify" style:justify-single-word="false"/>
      <style:text-properties officeooo:rsid="001c135a" officeooo:paragraph-rsid="001c135a"/>
    </style:style>
    <style:style style:name="T1" style:family="text">
      <style:text-properties officeooo:rsid="0018dcd1"/>
    </style:style>
    <style:style style:name="T2" style:family="text">
      <style:text-properties officeooo:rsid="001ad43c"/>
    </style:style>
    <style:style style:name="T3" style:family="text">
      <style:text-properties officeooo:rsid="001f3c4f"/>
    </style:style>
    <style:style style:name="T4" style:family="text">
      <style:text-properties fo:color="#000000" loext:opacity="100%" fo:font-size="13.5pt" style:font-size-asian="13.5pt" style:font-name-complex="Arial" style:font-size-complex="13.5pt"/>
    </style:style>
    <style:style style:name="T5" style:family="text">
      <style:text-properties fo:color="#000000" loext:opacity="100%" fo:font-size="12pt" style:font-size-asian="12pt" style:font-name-complex="Arial" style:font-size-complex="12pt"/>
    </style:style>
    <style:style style:name="T6" style:family="text">
      <style:text-properties fo:color="#000000" loext:opacity="100%" fo:font-size="12pt" officeooo:rsid="001f3c4f" style:font-size-asian="12pt" style:font-name-complex="Ari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UMMARY WRITE UP TO EXPLAIN THE DESIGNED NETWORK</text:p>
      <text:p text:style-name="P1">We will consider the usage of IP addressing class A</text:p>
      <text:p text:style-name="P1">Below is the assigned IP addresses for each node in the various departments</text:p>
      <text:p text:style-name="P1"/>
      <text:p text:style-name="P7">Accounting Department</text:p>
      <text:p text:style-name="P1">192.168.1.1</text:p>
      <text:p text:style-name="P1">192.168.1.2</text:p>
      <text:p text:style-name="P1">192.168.1.3</text:p>
      <text:p text:style-name="P1">192.168.1.4</text:p>
      <text:p text:style-name="P1">192.168.1.5</text:p>
      <text:p text:style-name="P1"/>
      <text:p text:style-name="P7">Marketing Department</text:p>
      <text:p text:style-name="P1">192.168.2.1</text:p>
      <text:p text:style-name="P1">192.168.2.2</text:p>
      <text:p text:style-name="P1">192.168.2.3</text:p>
      <text:p text:style-name="P1">192.168.2.4</text:p>
      <text:p text:style-name="P1">192.168.2.5</text:p>
      <text:p text:style-name="P1"/>
      <text:p text:style-name="P7">Operations Department</text:p>
      <text:p text:style-name="P1">192.168.3.1</text:p>
      <text:p text:style-name="P1">192.168.3.2</text:p>
      <text:p text:style-name="P1">192.168.3.4</text:p>
      <text:p text:style-name="P1">192.168.3.5</text:p>
      <text:p text:style-name="P1"/>
      <text:p text:style-name="P7">Technology Department</text:p>
      <text:p text:style-name="P1">192.168.4.1</text:p>
      <text:p text:style-name="P1">192.168.4.2</text:p>
      <text:p text:style-name="P1">192.168.4.3</text:p>
      <text:p text:style-name="P1">192.168.4.5</text:p>
      <text:p text:style-name="P1"/>
      <text:p text:style-name="P7">Central Server</text:p>
      <text:p text:style-name="P1">192.168.5.1</text:p>
      <text:p text:style-name="P1"/>
      <text:p text:style-name="P7">Web Server</text:p>
      <text:p text:style-name="P1">192.168.6.1</text:p>
      <text:p text:style-name="P1"/>
      <text:p text:style-name="P7">Application Server</text:p>
      <text:p text:style-name="P1">192.168.7.1</text:p>
      <text:p text:style-name="P1"/>
      <text:p text:style-name="P3">We will consider the use of a network monitoring tool such as PRTG or Nagios to analyze and report on the up and down times of the network and also identify all the bottlenecks within the network framework so to help the system administrator to easily locate and solve said problems. <text:s/><text:span text:style-name="T3">I use </text:span><text:span text:style-name="T6">Libre Office Draw version 7.0.0.3 (x64) to achieve my design</text:span></text:p>
      <text:p text:style-name="P4"/>
      <text:p text:style-name="P3">A dedicated server is also made available for the web hosting so will be able to hold and balance the traffic on the website. Hosting the website on a dedicated server will eliminate any traffic that will slow down the usage of the website and also the application been hosted on a separate dedicated server to also allow for its smooth running preventing it from dragging.</text:p>
      <text:p text:style-name="P3"><text:soft-page-break/></text:p>
      <text:p text:style-name="P3">Each user on the network will have to be authenticated via a user name and password before been allowed to connect to the network and also to the central server to access its files.</text:p>
      <text:p text:style-name="P6"/>
      <text:p text:style-name="P6">Each department is identified via its subnet and also each departmental head will be given access to a dedicated folder on the central server purposely to share reports. The departmental heads will issued passwords as a means to authenticate them before they have access to the shared folder on the central server</text:p>
      <text:p text:style-name="P6"/>
      <text:p text:style-name="P6">Change of password will be triggered every 6 weeks to secure users on the network. </text:p>
      <text:p text:style-name="P6"/>
      <text:p text:style-name="P6">Network users will make use of <text:span text:style-name="T1">ftp</text:span> (File Transfer Protocol) to transfer files from the client to the server but will have to been verified by a password before such transfer will be completed.</text:p>
      <text:p text:style-name="P6"/>
      <text:p text:style-name="P9">In migrating the current users to the new system, <text:span text:style-name="T2">you will do a test migration to be sure</text:span></text:p>
      <text:list xml:id="list1500478645" text:style-name="L1">
        <text:list-item>
          <text:p text:style-name="P10">the migration actually works</text:p>
        </text:list-item>
        <text:list-item>
          <text:p text:style-name="P10">identify any runtime errors</text:p>
        </text:list-item>
        <text:list-item>
          <text:p text:style-name="P10">how long your migration will take to run</text:p>
        </text:list-item>
      </text:list>
      <text:p text:style-name="P11"/>
      <text:p text:style-name="P11">Then we can adopt the Bulk User Migration where essentially you go offline to migrate user data from one system to the other but you insure data is secured from any possible theft or loss. We will advise this is done on a weekend thus off work day so not to disrupt workflow.</text:p>
      <text:p text:style-name="P11"/>
      <text:p text:style-name="P12">In the designing of this network, a possible expansion of the network in future is considered hence appropriate measures put in place to facilitate it when the moment approaches.</text:p>
      <text:p text:style-name="P5"/>
      <text:p text:style-name="P2"><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GB" style:font-name-complex="Calibri1" style:font-family-complex="Calibri"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8T01:15:51.198000000</meta:creation-date>
    <meta:editing-cycles>5</meta:editing-cycles>
    <meta:editing-duration>PT39M39S</meta:editing-duration>
    <dc:date>2020-08-28T02:47:54.768000000</dc:date>
    <meta:generator>LibreOffice/7.0.0.3$Windows_X86_64 LibreOffice_project/8061b3e9204bef6b321a21033174034a5e2ea88e</meta:generator>
    <meta:document-statistic meta:table-count="0" meta:image-count="0" meta:object-count="0" meta:page-count="2" meta:paragraph-count="43" meta:word-count="449" meta:character-count="2663" meta:non-whitespace-character-count="2258"/>
  </office:meta>
</office:document-meta>
</file>